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42227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32.0"/>
          <table:table-cell office:value-type="float" office:value="2993.0"/>
          <table:table-cell office:value-type="float" office:value="7816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8891"/>
          <table:table-cell office:value-type="float" office:value="0.117"/>
          <table:table-cell office:value-type="float" office:value="0.03"/>
          <table:table-cell office:value-type="float" office:value="129.0"/>
          <table:table-cell office:value-type="float" office:value="0.0"/>
          <table:table-cell office:value-type="float" office:value="13.0"/>
          <table:table-cell office:value-type="float" office:value="446.0"/>
          <table:table-cell office:value-type="float" office:value="719.0"/>
          <table:table-cell office:value-type="float" office:value="2993.0"/>
          <table:table-cell office:value-type="float" office:value="7816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7116"/>
          <table:table-cell office:value-type="float" office:value="1.282"/>
          <table:table-cell office:value-type="float" office:value="1.22"/>
          <table:table-cell office:value-type="float" office:value="71136.0"/>
          <table:table-cell office:value-type="float" office:value="0.0"/>
          <table:table-cell office:value-type="float" office:value="498.0"/>
          <table:table-cell office:value-type="float" office:value="33428.0"/>
          <table:table-cell office:value-type="float" office:value="104737.0"/>
          <table:table-cell office:value-type="float" office:value="3015.0"/>
          <table:table-cell office:value-type="float" office:value="789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40885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6043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0897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47963"/>
          <table:table-cell office:value-type="float" office:value="0.133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30.0"/>
          <table:table-cell office:value-type="float" office:value="642.0"/>
          <table:table-cell office:value-type="float" office:value="1721.0"/>
          <table:table-cell office:value-type="float" office:value="2993.0"/>
          <table:table-cell office:value-type="float" office:value="7828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1746"/>
          <table:table-cell office:value-type="float" office:value="0.563"/>
          <table:table-cell office:value-type="float" office:value="0.47"/>
          <table:table-cell office:value-type="float" office:value="24398.0"/>
          <table:table-cell office:value-type="float" office:value="0.0"/>
          <table:table-cell office:value-type="float" office:value="99.0"/>
          <table:table-cell office:value-type="float" office:value="4938.0"/>
          <table:table-cell office:value-type="float" office:value="29594.0"/>
          <table:table-cell office:value-type="float" office:value="2993.0"/>
          <table:table-cell office:value-type="float" office:value="7828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104"/>
          <table:table-cell office:value-type="float" office:value="11.605"/>
          <table:table-cell office:value-type="float" office:value="11.55"/>
          <table:table-cell office:value-type="float" office:value="460600.0"/>
          <table:table-cell office:value-type="float" office:value="0.0"/>
          <table:table-cell office:value-type="float" office:value="2668.0"/>
          <table:table-cell office:value-type="float" office:value="263327.0"/>
          <table:table-cell office:value-type="float" office:value="724300.0"/>
          <table:table-cell office:value-type="float" office:value="3015.0"/>
          <table:table-cell office:value-type="float" office:value="7909.0"/>
          <table:table-cell office:value-type="float" office:value="12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33411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6828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5654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46649"/>
          <table:table-cell office:value-type="float" office:value="0.126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14.0"/>
          <table:table-cell office:value-type="float" office:value="386.0"/>
          <table:table-cell office:value-type="float" office:value="840.0"/>
          <table:table-cell office:value-type="float" office:value="2993.0"/>
          <table:table-cell office:value-type="float" office:value="7821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2293"/>
          <table:table-cell office:value-type="float" office:value="0.111"/>
          <table:table-cell office:value-type="float" office:value="0.03"/>
          <table:table-cell office:value-type="float" office:value="240.0"/>
          <table:table-cell office:value-type="float" office:value="0.0"/>
          <table:table-cell office:value-type="float" office:value="11.0"/>
          <table:table-cell office:value-type="float" office:value="282.0"/>
          <table:table-cell office:value-type="float" office:value="741.0"/>
          <table:table-cell office:value-type="float" office:value="2993.0"/>
          <table:table-cell office:value-type="float" office:value="7821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9519"/>
          <table:table-cell office:value-type="float" office:value="3.583"/>
          <table:table-cell office:value-type="float" office:value="3.51"/>
          <table:table-cell office:value-type="float" office:value="191610.0"/>
          <table:table-cell office:value-type="float" office:value="0.0"/>
          <table:table-cell office:value-type="float" office:value="705.0"/>
          <table:table-cell office:value-type="float" office:value="53625.0"/>
          <table:table-cell office:value-type="float" office:value="245383.0"/>
          <table:table-cell office:value-type="float" office:value="3015.0"/>
          <table:table-cell office:value-type="float" office:value="790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